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5.182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4.775cm"/>
    </style:style>
    <style:style style:name="co10" style:family="table-column">
      <style:table-column-properties fo:break-before="auto" style:column-width="5.756cm"/>
    </style:style>
    <style:style style:name="co11" style:family="table-column">
      <style:table-column-properties fo:break-before="auto" style:column-width="4.9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 office:value-type="string" calcext:value-type="string">
            <text:p>Ilość zmarnowanych godzin</text:p>
          </table:table-cell>
          <table:table-cell office:value-type="string" calcext:value-type="string">
            <text:p>Uwagi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 office:value-type="string" calcext:value-type="string">
            <text:p>Ilość razy słuchania muzyki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edzeni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Jedzen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n</text:p>
          </table:table-cell>
          <table:table-cell table:number-columns-repeated="5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formula="of:=SUM([.D2:.D31])+[.M2]" office:value-type="float" office:value="10" calcext:value-type="float">
            <text:p>10</text:p>
          </table:table-cell>
          <table:table-cell table:formula="of:=SUM([.E2:.E20])+[.N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edzenie/youtub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outub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.00.0000</text:date>, <text:time style:data-style-name="N2" text:time-value="13:13:48.59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24T00:31:49.841000000</dc:date>
    <meta:editing-duration>P3DT8H26M18S</meta:editing-duration>
    <meta:editing-cycles>61</meta:editing-cycles>
    <meta:generator>LibreOffice/24.2.4.2$Windows_X86_64 LibreOffice_project/51a6219feb6075d9a4c46691dcfe0cd9c4fff3c2</meta:generator>
    <meta:document-statistic meta:table-count="1" meta:cell-count="66" meta:object-count="0"/>
  </office:meta>
</office:document-meta>
</file>